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paragraph-rsid="0013eecb" style:font-weight-asian="bold" style:font-weight-complex="bold"/>
    </style:style>
    <style:style style:name="P2" style:family="paragraph" style:parent-style-name="Standard" style:list-style-name="L1">
      <style:text-properties fo:font-weight="bold" officeooo:paragraph-rsid="00143205" style:font-weight-asian="bold" style:font-weight-complex="bold"/>
    </style:style>
    <style:style style:name="P3" style:family="paragraph" style:parent-style-name="Standard" style:list-style-name="L1">
      <style:text-properties fo:font-weight="bold" officeooo:rsid="0013eecb" officeooo:paragraph-rsid="0013eecb" style:font-weight-asian="bold" style:font-weight-complex="bold"/>
    </style:style>
    <style:style style:name="P4" style:family="paragraph" style:parent-style-name="Standard" style:list-style-name="L1">
      <style:text-properties fo:font-weight="bold" officeooo:rsid="0013eecb" officeooo:paragraph-rsid="00142524" style:font-weight-asian="bold" style:font-weight-complex="bold"/>
    </style:style>
    <style:style style:name="P5" style:family="paragraph" style:parent-style-name="Standard" style:list-style-name="L1">
      <style:text-properties fo:font-weight="bold" officeooo:rsid="00142524" officeooo:paragraph-rsid="00142524" style:font-weight-asian="bold" style:font-weight-complex="bold"/>
    </style:style>
    <style:style style:name="P6" style:family="paragraph" style:parent-style-name="Standard" style:list-style-name="L1">
      <style:text-properties fo:font-weight="bold" officeooo:rsid="00143205" officeooo:paragraph-rsid="00143205" style:font-weight-asian="bold" style:font-weight-complex="bold"/>
    </style:style>
    <style:style style:name="P7" style:family="paragraph" style:parent-style-name="Standard" style:list-style-name="L1">
      <style:text-properties fo:language="en" fo:country="US" fo:font-weight="bold" officeooo:rsid="00142524" officeooo:paragraph-rsid="00142524" style:font-weight-asian="bold" style:font-weight-complex="bold"/>
    </style:style>
    <style:style style:name="P8" style:family="paragraph" style:parent-style-name="Standard" style:list-style-name="L1">
      <style:text-properties style:text-position="0% 100%" fo:font-weight="bold" officeooo:rsid="00143205" officeooo:paragraph-rsid="00143205" style:font-weight-asian="bold" style:font-weight-complex="bold"/>
    </style:style>
    <style:style style:name="T1" style:family="text">
      <style:text-properties officeooo:rsid="0013eecb"/>
    </style:style>
    <style:style style:name="T2" style:family="text">
      <style:text-properties officeooo:rsid="00142524"/>
    </style:style>
    <style:style style:name="T3" style:family="text">
      <style:text-properties officeooo:rsid="00143205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75622543" text:style-name="L1">
        <text:list-item>
          <text:p text:style-name="P1"><text:span text:style-name="T1">Manual desarrollador</text:span></text:p>
          <text:list>
            <text:list-item>
              <text:p text:style-name="P3">Compilación</text:p>
              <text:list>
                <text:list-item>
                  <text:p text:style-name="P3">Servidor</text:p>
                  <text:list>
                    <text:list-item>
                      <text:p text:style-name="P1"><text:span text:style-name="T1">Windows</text:span></text:p>
                      <text:list>
                        <text:list-item>
                          <text:p text:style-name="P6">Base de datos</text:p>
                        </text:list-item>
                        <text:list-item>
                          <text:p text:style-name="P6">Servidor API</text:p>
                        </text:list-item>
                      </text:list>
                    </text:list-item>
                    <text:list-item>
                      <text:p text:style-name="P1"><text:span text:style-name="T1">GNU/Linux</text:span></text:p>
                      <text:list>
                        <text:list-item>
                          <text:p text:style-name="P6">Lista de distribuciones soportadas </text:p>
                          <text:list>
                            <text:list-item>
                              <text:p text:style-name="P6">Base de datos</text:p>
                            </text:list-item>
                            <text:list-item>
                              <text:p text:style-name="P6">Servidor AP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Cliente</text:p>
                  <text:list>
                    <text:list-item>
                      <text:p text:style-name="P1"><text:span text:style-name="T1">Windows</text:span></text:p>
                    </text:list-item>
                    <text:list-item>
                      <text:p text:style-name="P3">GNU/Linux</text:p>
                      <text:list>
                        <text:list-item>
                          <text:p text:style-name="P6">Lista de distribuciones soportada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Referencia </text:p>
              <text:list>
                <text:list-item>
                  <text:p text:style-name="P5">Java</text:p>
                </text:list-item>
                <text:list-item>
                  <text:p text:style-name="P7">Resources</text:p>
                </text:list-item>
              </text:list>
            </text:list-item>
          </text:list>
        </text:list-item>
        <text:list-item>
          <text:p text:style-name="P3">Manual usuario</text:p>
          <text:list>
            <text:list-item>
              <text:p text:style-name="P3">Instalación </text:p>
              <text:list>
                <text:list-item>
                  <text:p text:style-name="P3">Servidor</text:p>
                  <text:list>
                    <text:list-item>
                      <text:p text:style-name="P1"><text:span text:style-name="T1">Windows</text:span></text:p>
                      <text:list>
                        <text:list-item>
                          <text:p text:style-name="P6">Base de datos</text:p>
                        </text:list-item>
                        <text:list-item>
                          <text:p text:style-name="P2"><text:span text:style-name="T3">Servidor API<text:tab/></text:span></text:p>
                        </text:list-item>
                      </text:list>
                    </text:list-item>
                    <text:list-item>
                      <text:p text:style-name="P3">GNU/Linux</text:p>
                      <text:list>
                        <text:list-item>
                          <text:p text:style-name="P6">Lista de distribuciones soportadas</text:p>
                          <text:list>
                            <text:list-item>
                              <text:p text:style-name="P6">Base de datos</text:p>
                            </text:list-item>
                            <text:list-item>
                              <text:p text:style-name="P6">Servidor AP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3">Cliente</text:span></text:p>
                  <text:list>
                    <text:list-item>
                      <text:p text:style-name="P8">Windows</text:p>
                    </text:list-item>
                    <text:list-item>
                      <text:p text:style-name="P8">GNU/Linux</text:p>
                      <text:list>
                        <text:list-item>
                          <text:p text:style-name="P8">Lista de distribuciones soportada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Configuración</text:p>
              <text:list>
                <text:list-item>
                  <text:p text:style-name="P4"><text:span text:style-name="T2">Parámetros de configuración cliente (Por ejemplo: Autenticación PGP</text:span>, <text:span text:style-name="T2">Dirección servidor API, etc.)</text:span></text:p>
                </text:list-item>
              </text:list>
            </text:list-item>
            <text:list-item>
              <text:p text:style-name="P3">Uso</text:p>
              <text:list>
                <text:list-item>
                  <text:p text:style-name="P5">Referencia pantallas</text:p>
                </text:list-item>
                <text:list-item>
                  <text:p text:style-name="P5">Referencia cliente cli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9:48:53.540764381</meta:creation-date>
    <dc:date>2017-11-20T10:22:21.436943885</dc:date>
    <meta:editing-duration>PT36S</meta:editing-duration>
    <meta:editing-cycles>1</meta:editing-cycles>
    <meta:generator>LibreOffice/5.4.2.2.0$Linux_X86_64 LibreOffice_project/40m0$Build-2</meta:generator>
    <meta:document-statistic meta:table-count="0" meta:image-count="0" meta:object-count="0" meta:page-count="1" meta:paragraph-count="36" meta:word-count="112" meta:character-count="875" meta:non-whitespace-character-count="759"/>
  </office:meta>
</office:document-meta>
</file>